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5" style:family="table-column">
      <style:table-column-properties fo:break-before="auto" style:column-width="13.0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99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7" style:family="table-column">
      <style:table-column-properties fo:break-before="auto" style:column-width="0.494cm"/>
    </style:style>
    <style:style style:name="co28" style:family="table-column">
      <style:table-column-properties fo:break-before="auto" style:column-width="3.641cm"/>
    </style:style>
    <style:style style:name="co29" style:family="table-column">
      <style:table-column-properties fo:break-before="auto" style:column-width="11.238cm"/>
    </style:style>
    <style:style style:name="co30" style:family="table-column">
      <style:table-column-properties fo:break-before="auto" style:column-width="1.575cm"/>
    </style:style>
    <style:style style:name="co31" style:family="table-column">
      <style:table-column-properties fo:break-before="auto" style:column-width="0.937cm"/>
    </style:style>
    <style:style style:name="co32" style:family="table-column">
      <style:table-column-properties fo:break-before="auto" style:column-width="1.501cm"/>
    </style:style>
    <style:style style:name="co33" style:family="table-column">
      <style:table-column-properties fo:break-before="auto" style:column-width="6.05cm"/>
    </style:style>
    <style:style style:name="co34" style:family="table-column">
      <style:table-column-properties fo:break-before="auto" style:column-width="2.829cm"/>
    </style:style>
    <style:style style:name="co35" style:family="table-column">
      <style:table-column-properties fo:break-before="auto" style:column-width="0.445cm"/>
    </style:style>
    <style:style style:name="co36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29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K29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5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24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list.B3:list.B339">
            <calcext:condition calcext:apply-style-name="Error" calcext:value="duplicate" calcext:base-cell-address="list.B3"/>
          </calcext:conditional-format>
          <calcext:conditional-format calcext:target-range-address="list.C3:list.C339">
            <calcext:condition calcext:apply-style-name="Error" calcext:value="duplicate" calcext:base-cell-address="list.C3"/>
          </calcext:conditional-format>
          <calcext:conditional-format calcext:target-range-address="list.A3:list.A339">
            <calcext:condition calcext:apply-style-name="Bad" calcext:value="=&quot;x&quot;" calcext:base-cell-address="list.A3"/>
          </calcext:conditional-format>
          <calcext:conditional-format calcext:target-range-address="list.F3:list.G339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7" table:default-cell-style-name="ce143"/>
        <table:table-column table:style-name="co18" table:default-cell-style-name="Default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Default"/>
        <table:table-column table:style-name="co23" table:default-cell-style-name="ce16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5" office:value-type="string" calcext:value-type="string">
            <text:p>주식회사 넥슨게임즈 (NEXON Games Co., Ltd.)</text:p>
          </table:table-cell>
          <table:table-cell table:style-name="ce146" office:value-type="string" calcext:value-type="string">
            <text:p>서울특별시 강남구 남부순환로</text:p>
          </table:table-cell>
          <table:table-cell table:style-name="ce156" office:value-type="string" calcext:value-type="string">
            <text:p>186-86-00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xongames.co.kr/" xlink:type="simple">https://www.nexongame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5" office:value-type="string" calcext:value-type="string">
            <text:p>슈퍼웨이브스튜디오 주식회사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05-86-01***</text:p>
          </table:table-cell>
          <table:table-cell table:style-name="ce146" office:value-type="string" calcext:value-type="string">
            <text:p>윤창식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4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4 developer.D116:developer.D221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1" table:default-cell-style-name="ce129"/>
        <table:table-column table:style-name="co27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7" table:default-cell-style-name="ce152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35" table:default-cell-style-name="ce85"/>
        <table:table-column table:style-name="co36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81" table:on-update-keep-styles="true" table:on-update-keep-size="false"/>
        <table:database-range table:name="developer_table" table:target-range-address="developer.A2:developer.I1081" table:on-update-keep-styles="true" table:on-update-keep-size="false"/>
        <table:database-range table:name="game_table" table:target-range-address="list.B318:list.C319" table:on-update-keep-styles="true" table:on-update-keep-size="false"/>
        <table:database-range table:name="publisher_name_list" table:target-range-address="publisher.A2:publisher.A1071" table:on-update-keep-styles="true" table:on-update-keep-size="false"/>
        <table:database-range table:name="__Anonymous_Sheet_DB__0" table:target-range-address="list.B2:list.K33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2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4:45:08.06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03T14:45:33.698000000</dc:date>
    <meta:editing-duration>P3DT7H29M17S</meta:editing-duration>
    <meta:editing-cycles>1308</meta:editing-cycles>
    <meta:document-statistic meta:table-count="4" meta:cell-count="467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
	Dim eSI_PUBLISHER_1 as Long : eSI_PUBLISHER_1 = 10
	Dim eSI_PUBLISHER_2 as Long : eSI_PUBLISHER_2 = 11
	Dim eSI_PUBLISHER_3 as Long : eSI_PUBLISHER_3 = 12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